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.194cm" style:rel-column-width="4603*"/>
    </style:style>
    <style:style style:name="Tabela1.B" style:family="table-column">
      <style:table-column-properties style:column-width="5.609cm" style:rel-column-width="21622*"/>
    </style:style>
    <style:style style:name="Tabela1.C" style:family="table-column">
      <style:table-column-properties style:column-width="3.399cm" style:rel-column-width="13102*"/>
    </style:style>
    <style:style style:name="Tabela1.E" style:family="table-column">
      <style:table-column-properties style:column-width="3.399cm" style:rel-column-width="13106*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E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D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E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D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E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16.933cm" fo:margin-left="0.072cm" table:align="left" style:shadow="none" style:may-break-between-rows="true" table:border-model="collapsing"/>
    </style:style>
    <style:style style:name="Tabela2.A" style:family="table-column">
      <style:table-column-properties style:column-width="4.233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background-color="#c8e6c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B1" style:family="table-cell">
      <style:table-cell-properties fo:background-color="#d1c4e9" fo:padding="0.097cm" fo:border="0.5pt solid #000000" style:writing-mode="page">
        <style:background-image/>
      </style:table-cell-properties>
    </style:style>
    <style:style style:name="Tabela2.B2" style:family="table-cell">
      <style:table-cell-properties fo:background-color="#d1c4e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C2" style:family="table-cell">
      <style:table-cell-properties fo:background-color="#d1c4e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D2" style:family="table-cell">
      <style:table-cell-properties fo:background-color="#d1c4e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A3" style:family="table-cell">
      <style:table-cell-properties style:vertical-align="middle" fo:background-color="#c8e6c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D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D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D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17cm" table:align="left" style:may-break-between-rows="true" style:writing-mode="lr-tb" table:border-model="collapsing"/>
    </style:style>
    <style:style style:name="Tabela3.A" style:family="table-column">
      <style:table-column-properties style:column-width="1.124cm"/>
    </style:style>
    <style:style style:name="Tabela3.B" style:family="table-column">
      <style:table-column-properties style:column-width="7.16cm"/>
    </style:style>
    <style:style style:name="Tabela3.C" style:family="table-column">
      <style:table-column-properties style:column-width="2.582cm"/>
    </style:style>
    <style:style style:name="Tabela3.D" style:family="table-column">
      <style:table-column-properties style:column-width="2.736cm"/>
    </style:style>
    <style:style style:name="Tabela3.E" style:family="table-column">
      <style:table-column-properties style:column-width="3.399cm"/>
    </style:style>
    <style:style style:name="Tabela3.1" style:family="table-row">
      <style:table-row-properties style:min-row-height="0.974cm" fo:keep-together="auto"/>
    </style:style>
    <style:style style:name="Tabela3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3.E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D2" style:family="table-cell" style:data-style-name="N10104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E2" style:family="table-cell" style:data-style-name="N10104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" style:family="table">
      <style:table-properties style:width="17cm" table:align="margins" style:may-break-between-rows="true" table:border-model="collapsing"/>
    </style:style>
    <style:style style:name="Tabela4.A" style:family="table-column">
      <style:table-column-properties style:column-width="7.216cm" style:rel-column-width="27817*"/>
    </style:style>
    <style:style style:name="Tabela4.B" style:family="table-column">
      <style:table-column-properties style:column-width="2.542cm" style:rel-column-width="9798*"/>
    </style:style>
    <style:style style:name="Tabela4.C" style:family="table-column">
      <style:table-column-properties style:column-width="3.868cm" style:rel-column-width="14911*"/>
    </style:style>
    <style:style style:name="Tabela4.D" style:family="table-column">
      <style:table-column-properties style:column-width="3.374cm" style:rel-column-width="13009*"/>
    </style:style>
    <style:style style:name="Tabela4.1" style:family="table-row">
      <style:table-row-properties style:min-row-height="0.974cm" fo:keep-together="auto"/>
    </style:style>
    <style:style style:name="Tabe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B2" style:family="table-cell" style:data-style-name="N10104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" style:family="table">
      <style:table-properties style:width="17cm" table:align="margins" style:shadow="none" style:may-break-between-rows="true" table:border-model="collapsing"/>
    </style:style>
    <style:style style:name="Tabela5.A" style:family="table-column">
      <style:table-column-properties style:column-width="5.953cm" style:rel-column-width="22948*"/>
    </style:style>
    <style:style style:name="Tabela5.B" style:family="table-column">
      <style:table-column-properties style:column-width="2.736cm" style:rel-column-width="10546*"/>
    </style:style>
    <style:style style:name="Tabela5.C" style:family="table-column">
      <style:table-column-properties style:column-width="4.062cm" style:rel-column-width="15659*"/>
    </style:style>
    <style:style style:name="Tabela5.D" style:family="table-column">
      <style:table-column-properties style:column-width="4.249cm" style:rel-column-width="16382*"/>
    </style:style>
    <style:style style:name="Tabela5.1" style:family="table-row">
      <style:table-row-properties style:min-row-height="1.185cm"/>
    </style:style>
    <style:style style:name="Tabe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5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2" style:family="table-row">
      <style:table-row-properties style:min-row-height="1.185cm" fo:keep-together="auto"/>
    </style:style>
    <style:style style:name="Tabe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B2" style:family="table-cell" style:data-style-name="N10104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D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5.447cm" style:rel-column-width="20997*"/>
    </style:style>
    <style:style style:name="Tabela6.B" style:family="table-column">
      <style:table-column-properties style:column-width="2.575cm" style:rel-column-width="9927*"/>
    </style:style>
    <style:style style:name="Tabela6.C" style:family="table-column">
      <style:table-column-properties style:column-width="5.431cm" style:rel-column-width="20936*"/>
    </style:style>
    <style:style style:name="Tabela6.D" style:family="table-column">
      <style:table-column-properties style:column-width="3.547cm" style:rel-column-width="13675*"/>
    </style:style>
    <style:style style:name="Tabela6.1" style:family="table-row">
      <style:table-row-properties style:min-row-height="0.487cm"/>
    </style:style>
    <style:style style:name="Tabela6.A1" style:family="table-cell">
      <style:table-cell-properties style:writing-mode="pag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6.796cm" style:rel-column-width="26199*"/>
    </style:style>
    <style:style style:name="Tabela7.B" style:family="table-column">
      <style:table-column-properties style:column-width="2.528cm" style:rel-column-width="9743*"/>
    </style:style>
    <style:style style:name="Tabela7.C" style:family="table-column">
      <style:table-column-properties style:column-width="4.195cm" style:rel-column-width="16169*"/>
    </style:style>
    <style:style style:name="Tabela7.D" style:family="table-column">
      <style:table-column-properties style:column-width="3.482cm" style:rel-column-width="13424*"/>
    </style:style>
    <style:style style:name="Tabela7.1" style:family="table-row">
      <style:table-row-properties style:min-row-height="0.487cm"/>
    </style:style>
    <style:style style:name="Tabela7.A1" style:family="table-cell">
      <style:table-cell-properties style:writing-mode="pag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6.796cm" style:rel-column-width="26199*"/>
    </style:style>
    <style:style style:name="Tabela8.B" style:family="table-column">
      <style:table-column-properties style:column-width="2.528cm" style:rel-column-width="9743*"/>
    </style:style>
    <style:style style:name="Tabela8.C" style:family="table-column">
      <style:table-column-properties style:column-width="4.195cm" style:rel-column-width="16169*"/>
    </style:style>
    <style:style style:name="Tabela8.D" style:family="table-column">
      <style:table-column-properties style:column-width="3.482cm" style:rel-column-width="13424*"/>
    </style:style>
    <style:style style:name="Tabela8.1" style:family="table-row">
      <style:table-row-properties style:min-row-height="0.487cm"/>
    </style:style>
    <style:style style:name="Tabela8.A1" style:family="table-cell">
      <style:table-cell-properties style:writing-mode="page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6.796cm" style:rel-column-width="26199*"/>
    </style:style>
    <style:style style:name="Tabela9.B" style:family="table-column">
      <style:table-column-properties style:column-width="2.528cm" style:rel-column-width="9743*"/>
    </style:style>
    <style:style style:name="Tabela9.C" style:family="table-column">
      <style:table-column-properties style:column-width="4.195cm" style:rel-column-width="16169*"/>
    </style:style>
    <style:style style:name="Tabela9.D" style:family="table-column">
      <style:table-column-properties style:column-width="3.482cm" style:rel-column-width="13424*"/>
    </style:style>
    <style:style style:name="Tabela9.1" style:family="table-row">
      <style:table-row-properties style:min-row-height="0.487cm"/>
    </style:style>
    <style:style style:name="Tabela9.A1" style:family="table-cell">
      <style:table-cell-properties style:writing-mode="page"/>
    </style:style>
    <style:style style:name="Tabela9.2" style:family="table-row">
      <style:table-row-properties style:min-row-height="0.418cm"/>
    </style:style>
    <style:style style:name="P1" style:family="paragraph" style:parent-style-name="Title">
      <style:text-properties officeooo:rsid="0005ea23" officeooo:paragraph-rsid="0005ea23"/>
    </style:style>
    <style:style style:name="P2" style:family="paragraph" style:parent-style-name="Heading_20_1">
      <style:text-properties officeooo:rsid="0005ea23" officeooo:paragraph-rsid="0005ea23"/>
    </style:style>
    <style:style style:name="P3" style:family="paragraph" style:parent-style-name="Text_20_body">
      <style:text-properties officeooo:paragraph-rsid="0008969c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f5df" officeooo:paragraph-rsid="000cf5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ext_20_body">
      <style:text-properties officeooo:paragraph-rsid="0005ea23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6f37" officeooo:paragraph-rsid="00176f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fef2" officeooo:paragraph-rsid="000dfe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Heading_20_2">
      <style:text-properties officeooo:paragraph-rsid="000dfef2"/>
    </style:style>
    <style:style style:name="P12" style:family="paragraph" style:parent-style-name="Text_20_body">
      <style:text-properties officeooo:paragraph-rsid="000dfef2"/>
    </style:style>
    <style:style style:name="P13" style:family="paragraph" style:parent-style-name="Text_20_body">
      <style:text-properties officeooo:paragraph-rsid="000e42dc"/>
    </style:style>
    <style:style style:name="P14" style:family="paragraph" style:parent-style-name="Text_20_body" style:list-style-name="L1">
      <style:text-properties officeooo:paragraph-rsid="000e42dc"/>
    </style:style>
    <style:style style:name="P15" style:family="paragraph" style:parent-style-name="Text_20_body" style:list-style-name="L1">
      <style:text-properties officeooo:paragraph-rsid="0005ea23"/>
    </style:style>
    <style:style style:name="P16" style:family="paragraph" style:parent-style-name="Text_20_body" style:list-style-name="L2">
      <style:text-properties officeooo:paragraph-rsid="000e42dc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b54d" officeooo:paragraph-rsid="001bb5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ext_20_body" style:list-style-name="L3">
      <style:text-properties officeooo:paragraph-rsid="0011e344"/>
    </style:style>
    <style:style style:name="P20" style:family="paragraph" style:parent-style-name="Heading_20_4">
      <style:text-properties fo:font-style="normal" officeooo:paragraph-rsid="0011e344" style:font-style-asian="normal" style:font-style-complex="normal"/>
    </style:style>
    <style:style style:name="P21" style:family="paragraph" style:parent-style-name="Text_20_body" style:list-style-name="L4">
      <style:text-properties fo:font-style="normal" officeooo:paragraph-rsid="0011e344" style:font-style-asian="normal" style:font-style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6b35" officeooo:paragraph-rsid="00126b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ext_20_body" style:list-style-name="L5">
      <style:text-properties officeooo:paragraph-rsid="00126b35"/>
    </style:style>
    <style:style style:name="P24" style:family="paragraph" style:parent-style-name="Text_20_body" style:list-style-name="L6">
      <style:text-properties officeooo:paragraph-rsid="00126b35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text-properties fo:font-weight="bold"/>
    </style:style>
    <style:style style:name="P27" style:family="paragraph" style:parent-style-name="Table_20_Contents">
      <style:text-properties officeooo:rsid="00126b35" officeooo:paragraph-rsid="00126b35"/>
    </style:style>
    <style:style style:name="P28" style:family="paragraph" style:parent-style-name="Text_20_body" style:list-style-name="L7">
      <style:text-properties officeooo:paragraph-rsid="00126b35"/>
    </style:style>
    <style:style style:name="P29" style:family="paragraph" style:parent-style-name="Text_20_body" style:list-style-name="L8">
      <style:text-properties officeooo:paragraph-rsid="00126b35"/>
    </style:style>
    <style:style style:name="P30" style:family="paragraph" style:parent-style-name="Table_20_Contents">
      <style:paragraph-properties fo:text-align="center" style:justify-single-word="false"/>
      <style:text-properties officeooo:paragraph-rsid="00126b35"/>
    </style:style>
    <style:style style:name="P31" style:family="paragraph" style:parent-style-name="Table_20_Contents">
      <style:text-properties fo:font-weight="bold" officeooo:paragraph-rsid="00126b35"/>
    </style:style>
    <style:style style:name="P32" style:family="paragraph" style:parent-style-name="Table_20_Contents">
      <style:text-properties officeooo:paragraph-rsid="00126b35"/>
    </style:style>
    <style:style style:name="P33" style:family="paragraph" style:parent-style-name="Text_20_body" style:list-style-name="L9">
      <style:text-properties officeooo:paragraph-rsid="00126b35"/>
    </style:style>
    <style:style style:name="P34" style:family="paragraph" style:parent-style-name="Text_20_body" style:list-style-name="L10"/>
    <style:style style:name="P35" style:family="paragraph" style:parent-style-name="Text_20_body" style:list-style-name="L11">
      <style:text-properties officeooo:paragraph-rsid="0012d7e5"/>
    </style:style>
    <style:style style:name="P36" style:family="paragraph" style:parent-style-name="Text_20_body" style:list-style-name="L12">
      <style:text-properties officeooo:paragraph-rsid="0012d7e5"/>
    </style:style>
    <style:style style:name="P37" style:family="paragraph" style:parent-style-name="Table_20_Contents">
      <style:paragraph-properties fo:text-align="center" style:justify-single-word="false"/>
      <style:text-properties officeooo:paragraph-rsid="0012d7e5"/>
    </style:style>
    <style:style style:name="P38" style:family="paragraph" style:parent-style-name="Table_20_Contents">
      <style:text-properties fo:font-weight="bold" officeooo:paragraph-rsid="0012d7e5"/>
    </style:style>
    <style:style style:name="P39" style:family="paragraph" style:parent-style-name="Table_20_Contents">
      <style:text-properties officeooo:paragraph-rsid="0012d7e5"/>
    </style:style>
    <style:style style:name="P40" style:family="paragraph" style:parent-style-name="Table_20_Contents">
      <style:text-properties officeooo:rsid="00126b35" officeooo:paragraph-rsid="0012d7e5"/>
    </style:style>
    <style:style style:name="P41" style:family="paragraph" style:parent-style-name="Text_20_body" style:list-style-name="L13">
      <style:text-properties officeooo:paragraph-rsid="0012d7e5"/>
    </style:style>
    <style:style style:name="P42" style:family="paragraph" style:parent-style-name="Text_20_body" style:list-style-name="L14">
      <style:text-properties officeooo:paragraph-rsid="0012d7e5"/>
    </style:style>
    <style:style style:name="P43" style:family="paragraph" style:parent-style-name="Text_20_body">
      <style:text-properties officeooo:paragraph-rsid="0012d7e5"/>
    </style:style>
    <style:style style:name="T1" style:family="text">
      <style:text-properties officeooo:rsid="0006c170"/>
    </style:style>
    <style:style style:name="T2" style:family="text">
      <style:text-properties officeooo:rsid="00067fd1"/>
    </style:style>
    <style:style style:name="T3" style:family="text">
      <style:text-properties fo:font-style="italic" officeooo:rsid="00067fd1" style:font-style-asian="italic" style:font-style-complex="italic"/>
    </style:style>
    <style:style style:name="T4" style:family="text">
      <style:text-properties officeooo:rsid="00176f37"/>
    </style:style>
    <style:style style:name="T5" style:family="text">
      <style:text-properties fo:font-style="italic" officeooo:rsid="0006c170" style:font-style-asian="italic" style:font-style-complex="italic"/>
    </style:style>
    <style:style style:name="T6" style:family="text">
      <style:text-properties officeooo:rsid="0008969c"/>
    </style:style>
    <style:style style:name="T7" style:family="text">
      <style:text-properties officeooo:rsid="0009e1b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ac660"/>
    </style:style>
    <style:style style:name="T10" style:family="text">
      <style:text-properties officeooo:rsid="0005ea23"/>
    </style:style>
    <style:style style:name="T11" style:family="text">
      <style:text-properties officeooo:rsid="001bb54d"/>
    </style:style>
    <style:style style:name="T12" style:family="text">
      <style:text-properties fo:font-weight="bold"/>
    </style:style>
    <style:style style:name="T13" style:family="text">
      <style:text-properties fo:font-style="italic"/>
    </style:style>
    <style:style style:name="T14" style:family="text">
      <style:text-properties officeooo:rsid="0012d7e5"/>
    </style:style>
    <style:style style:name="T15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104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renciamento de Riscos</text:p>
      <text:h text:style-name="P2" text:outline-level="1">Planejamento</text:h>
      <text:p text:style-name="P3"><text:span text:style-name="T1">O</text:span><text:span text:style-name="T2"> projeto utilizará </text:span><text:span text:style-name="T3">“brainstorming”</text:span><text:span text:style-name="T2"> e </text:span><text:span text:style-name="T3">“checklists”</text:span><text:span text:style-name="T2"> para a identificação de riscos </text:span><text:span text:style-name="T1">e</text:span><text:span text:style-name="T2"> uma Matriz de Probabilidade e Impacto </text:span><text:span text:style-name="T4">3</text:span><text:span text:style-name="T2">x</text:span><text:span text:style-name="T4">3</text:span><text:span text:style-name="T2"> para análise qualitativa, </text:span><text:span text:style-name="T1">além das quatro estratégicas principais de resposta (evitar, mitigar, transferir, aceitar). Serão agendadas reuniões de 30 minutos a cada 2 semanas para as atividades de gerenciamento de riscos com todos os membros da equipe para discutir riscos nas categorias técnico e gerencial, além de 1 reunião de 30 minutos contendo os principais </text:span><text:span text:style-name="T5">“stakeholders”</text:span><text:span text:style-name="T1"> para alinhar os ricos nas categorias comercial e externo. </text:span><text:span text:style-name="T6">Os riscos serão classificados através da matriz de riscos durante a análise qualitativa onde será relacionado 1 dos 3 níveis de probabilidade possíveis (baixo, médio e alto) e 1 dos 3 níveis de impacto possíveis (insignificante, moderado e catastrófico) para classificar o risco. Esse documento estará disponível no repositório remoto localizado em </text:span><text:a xlink:type="simple" xlink:href="https://github.com/LuisDevLipe/gerencia-de-projeto/tree/main/gerencia-de-riscos" text:style-name="Internet_20_link" text:visited-style-name="Visited_20_Internet_20_Link"><text:span text:style-name="T6">Github: Gerencia de riscos, Gerencia de projeto Hotel Green Garden</text:span></text:a><text:span text:style-name="T6">,</text:span> <text:span text:style-name="T7">o</text:span><text:span text:style-name="T6">nde o mesmo poderá ser visto e editado pelos membros da equipe. Os membros da equipe de desenvolvimento ficarão responsável pela análise e </text:span><text:span text:style-name="T7">identificação dos riscos, o membro identificado como proprietário do risco ficará responsável pelo seu devido monitoramento e controle e a Gerencia do Projeto ficará responsável pela liderança dos processos.</text:span></text:p>
      <text:h text:style-name="P2" text:outline-level="1">Identificação</text:h>
      <table:table table:name="Tabela1" table:style-name="Tabela1" table:template-name="Default Style">
        <table:table-column table:style-name="Tabela1.A"/>
        <table:table-column table:style-name="Tabela1.B"/>
        <table:table-column table:style-name="Tabela1.C" table:number-columns-repeated="2"/>
        <table:table-column table:style-name="Tabela1.E"/>
        <table:table-row>
          <table:table-cell table:style-name="Tabela1.A1" office:value-type="string">
            <text:p text:style-name="P4"/>
          </table:table-cell>
          <table:table-cell table:style-name="Tabela1.B1" office:value-type="string">
            <text:p text:style-name="P5"><text:s/>Riscos técnicos, de qualidade, ou de desempenho</text:p>
          </table:table-cell>
          <table:table-cell table:style-name="Tabela1.B1" office:value-type="string">
            <text:p text:style-name="P5">Riscos do gerenciamento do projeto </text:p>
          </table:table-cell>
          <table:table-cell table:style-name="Tabela1.B1" office:value-type="string">
            <text:p text:style-name="P5">Riscos organizacionais</text:p>
          </table:table-cell>
          <table:table-cell table:style-name="Tabela1.E1" office:value-type="string">
            <text:p text:style-name="P5">Riscos externos</text:p>
          </table:table-cell>
        </table:table-row>
        <table:table-row>
          <table:table-cell table:style-name="Tabela1.A2" table:number-rows-spanned="3" office:value-type="string">
            <text:p text:style-name="P6">Risco</text:p>
          </table:table-cell>
          <table:table-cell table:style-name="Tabela1.B2" office:value-type="string">
            <text:p text:style-name="P4">Vulnerabilidades nas tecnologias escolhidas que possam causar problemas de performance, segurança, disponibilidade e consistência dos serviços.</text:p>
          </table:table-cell>
          <table:table-cell table:style-name="Tabela1.C2" office:value-type="string">
            <text:p text:style-name="P4">Insatisfação do cliente dada por falta de cobertura dos requisitos.</text:p>
          </table:table-cell>
          <table:table-cell table:style-name="Tabela1.D2" office:value-type="string">
            <text:p text:style-name="P4"><text:s/>Afastamento de funcionários.</text:p>
          </table:table-cell>
          <table:table-cell table:style-name="Tabela1.E2" office:value-type="string">
            <text:p text:style-name="P4">Problemas de infraestrutura que atrasem o desenvolvimento do projeto como falta de luz, internet.</text:p>
          </table:table-cell>
        </table:table-row>
        <table:table-row>
          <table:covered-table-cell table:style-name="Tabela1.A3"/>
          <table:table-cell table:style-name="Tabela1.B3" office:value-type="string">
            <text:p text:style-name="P4"/>
          </table:table-cell>
          <table:table-cell table:style-name="Tabela1.C3" office:value-type="string">
            <text:p text:style-name="P4"/>
          </table:table-cell>
          <table:table-cell table:style-name="Tabela1.D3" office:value-type="string">
            <text:p text:style-name="P4"/>
          </table:table-cell>
          <table:table-cell table:style-name="Tabela1.E3" office:value-type="string">
            <text:p text:style-name="P4">Saída do cliente do ramo, como por exemplo falência, problemas ambientais que afetam o negócio ou decisões políticas que afetem o mesmo.</text:p>
          </table:table-cell>
        </table:table-row>
        <table:table-row>
          <table:covered-table-cell table:style-name="Tabela1.A3"/>
          <table:table-cell table:style-name="Tabela1.B4" office:value-type="string">
            <text:p text:style-name="P4"/>
          </table:table-cell>
          <table:table-cell table:style-name="Tabela1.C4" office:value-type="string">
            <text:p text:style-name="P4"/>
          </table:table-cell>
          <table:table-cell table:style-name="Tabela1.D4" office:value-type="string">
            <text:p text:style-name="P4"/>
          </table:table-cell>
          <table:table-cell table:style-name="Tabela1.E4" office:value-type="string">
            <text:p text:style-name="P4">Interesse de terceiros no sistema desenvolvido.</text:p>
          </table:table-cell>
        </table:table-row>
      </table:table>
      <text:p text:style-name="P7"/>
      <text:h text:style-name="P2" text:outline-level="1"><text:soft-page-break/>Análise qualitativa</text:h>
      <table:table table:name="Tabela2" table:style-name="Tabela2" table:template-name="Default Style">
        <table:table-column table:style-name="Tabela2.A" table:number-columns-repeated="4"/>
        <table:table-row table:style-name="Tabela2.1">
          <table:table-cell table:style-name="Tabela2.A1" table:number-rows-spanned="2" office:value-type="string">
            <text:p text:style-name="P8">Probabilidade</text:p>
          </table:table-cell>
          <table:table-cell table:style-name="Tabela2.B1" table:number-columns-spanned="3" office:value-type="string">
            <text:p text:style-name="P8">Impacto</text:p>
          </table:table-cell>
          <table:covered-table-cell/>
          <table:covered-table-cell/>
        </table:table-row>
        <table:table-row table:style-name="Tabela2.1">
          <table:covered-table-cell table:style-name="Tabela2.A1"/>
          <table:table-cell table:style-name="Tabela2.B2" office:value-type="string">
            <text:p text:style-name="P8">Baixo</text:p>
          </table:table-cell>
          <table:table-cell table:style-name="Tabela2.C2" office:value-type="string">
            <text:p text:style-name="P8">Médio</text:p>
          </table:table-cell>
          <table:table-cell table:style-name="Tabela2.D2" office:value-type="string">
            <text:p text:style-name="P8">Alto</text:p>
          </table:table-cell>
        </table:table-row>
        <table:table-row table:style-name="Tabela2.1">
          <table:table-cell table:style-name="Tabela2.A3" office:value-type="string">
            <text:p text:style-name="P9">Baixo</text:p>
          </table:table-cell>
          <table:table-cell table:style-name="Tabela2.B3" office:value-type="string">
            <text:p text:style-name="P10">4. Problemas de infraestrutura</text:p>
          </table:table-cell>
          <table:table-cell table:style-name="Tabela2.C3" office:value-type="string">
            <text:p text:style-name="P10"/>
          </table:table-cell>
          <table:table-cell table:style-name="Tabela2.D3" office:value-type="string">
            <text:p text:style-name="P10"/>
          </table:table-cell>
        </table:table-row>
        <table:table-row table:style-name="Tabela2.1">
          <table:table-cell table:style-name="Tabela2.A3" office:value-type="string">
            <text:p text:style-name="P9">Médio</text:p>
          </table:table-cell>
          <table:table-cell table:style-name="Tabela2.B4" office:value-type="string">
            <text:p text:style-name="P10"/>
          </table:table-cell>
          <table:table-cell table:style-name="Tabela2.C4" office:value-type="string">
            <text:p text:style-name="P10">3. Afastamento de funcionários</text:p>
          </table:table-cell>
          <table:table-cell table:style-name="Tabela2.D4" office:value-type="string">
            <text:p text:style-name="P10">1. Vulnerabilidades nas tecnologias 2. Insatisfação do cliente</text:p>
          </table:table-cell>
        </table:table-row>
        <table:table-row table:style-name="Tabela2.1">
          <table:table-cell table:style-name="Tabela2.A3" office:value-type="string">
            <text:p text:style-name="P9">Alto</text:p>
          </table:table-cell>
          <table:table-cell table:style-name="Tabela2.B5" office:value-type="string">
            <text:p text:style-name="P10"/>
          </table:table-cell>
          <table:table-cell table:style-name="Tabela2.C5" office:value-type="string">
            <text:p text:style-name="P10"/>
          </table:table-cell>
          <table:table-cell table:style-name="Tabela2.D5" office:value-type="string">
            <text:p text:style-name="P10">5. Saída do cliente do ramo 6. Interesse de terceiros</text:p>
          </table:table-cell>
        </table:table-row>
      </table:table>
      <text:h text:style-name="P11" text:outline-level="2">Resumo da Análise</text:h>
      <text:p text:style-name="Text_20_body"><text:tab/><text:span text:style-name="T8">Riscos Altos (Prioridade Máxima)</text:span>: Os riscos relacionados a vulnerabilidades técnicas e à insatisfação do cliente são os mais críticos. Eles possuem uma chance razoável de ocorrer e seu impacto pode comprometer seriamente o sucesso do projeto. Requerem planos de mitigação e monitoramento constantes.</text:p>
      <text:p text:style-name="P12"><text:tab/><text:span text:style-name="T8">Riscos Moderados (Atenção Necessária)</text:span>: O afastamento de funcionários, a saída do cliente do ramo e o interesse de terceiros necessitam de atenção. Planos de contingência devem ser desenvolvidos para lidar com esses eventos caso ocorram.</text:p>
      <text:p text:style-name="P12"><text:tab/><text:span text:style-name="T8">Risco Baixo (Monitoramento Mínimo)</text:span>: Problemas de infraestrutura representam a menor ameaça ao projeto, exigindo apenas um monitoramento ocasional.</text:p>
      <text:h text:style-name="P2" text:outline-level="1">Análise quantitativa</text:h>
      <text:h text:style-name="Heading_20_2" text:outline-level="2">Escala de Probabilidade</text:h>
      <text:p text:style-name="P13">A probabilidade de alguns riscos, como a insatisfação do cliente, aumenta em projetos curtos devido à pressão e menor tempo para correções.</text:p>
      <text:list text:style-name="L1">
        <text:list-item>
          <text:p text:style-name="P14"><text:span text:style-name="T8">Baixa</text:span>: 10% de chance de ocorrer.</text:p>
        </text:list-item>
        <text:list-item>
          <text:p text:style-name="P15"><text:span text:style-name="T8">Média</text:span>: 50% de chance de ocorrer</text:p>
        </text:list-item>
        <text:list-item>
          <text:p text:style-name="P15"><text:span text:style-name="T8">Alta</text:span>: 70% de chance de ocorrer.</text:p>
        </text:list-item>
      </text:list>
      <text:h text:style-name="Heading_20_2" text:outline-level="2">Escala de Impacto (Financeiro)</text:h>
      <text:p text:style-name="P13">O impacto é relativo ao orçamento de R$ 250.000.</text:p>
      <text:list text:style-name="L2">
        <text:list-item>
          <text:p text:style-name="P16"><text:span text:style-name="T8">Baixo</text:span>: Custo adicional de R$ 15.000,00 (um pequeno atraso ou retrabalho que consome parte da margem de lucro).</text:p>
        </text:list-item>
        <text:list-item>
          <text:p text:style-name="P16"><text:span text:style-name="T8">Médio</text:span>: Custo adicional de R$ 75.000,00 (um problema sério que exige alocação de mais recursos e ameaça a rentabilidade do projeto).</text:p>
        </text:list-item>
        <text:list-item>
          <text:p text:style-name="P16"><text:soft-page-break/><text:span text:style-name="T8">Alto</text:span>: Custo adicional de R$ 200.000,00 (um evento catastrófico que consome a maior parte do orçamento, inviabilizando o projeto ou causando perdas severas).</text:p>
        </text:list-item>
      </text:list>
      <table:table table:name="Tabela3" table:style-name="Tabela3" table:template-name="Default Style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 table:style-name="Tabela3.1">
          <table:table-cell table:style-name="Tabela3.A1" office:value-type="string">
            <text:p text:style-name="P17">Rank</text:p>
          </table:table-cell>
          <table:table-cell table:style-name="Tabela3.A1" office:value-type="string">
            <text:p text:style-name="P17">Risco</text:p>
          </table:table-cell>
          <table:table-cell table:style-name="Tabela3.A1" office:value-type="string">
            <text:p text:style-name="P17">Probabilidade</text:p>
          </table:table-cell>
          <table:table-cell table:style-name="Tabela3.A1" office:value-type="string">
            <text:p text:style-name="P17">Impacto (R$)</text:p>
          </table:table-cell>
          <table:table-cell table:style-name="Tabela3.E1" office:value-type="string">
            <text:p text:style-name="P17">Valor Monetário Esperado (VME)</text:p>
          </table:table-cell>
        </table:table-row>
        <table:table-row table:style-name="Tabela3.1">
          <table:table-cell table:style-name="Tabela3.A2" office:value-type="string">
            <text:p text:style-name="P17">1</text:p>
          </table:table-cell>
          <table:table-cell table:style-name="Tabela3.A2" office:value-type="string">
            <text:p text:style-name="P17">Saída do cliente do ramo</text:p>
          </table:table-cell>
          <table:table-cell table:style-name="Tabela3.A2" office:value-type="string">
            <text:p text:style-name="P17"><text:span text:style-name="T9">7</text:span>0%</text:p>
          </table:table-cell>
          <table:table-cell table:style-name="Tabela3.D2" office:value-type="currency" office:currency="BRL" office:value="200000">
            <text:p text:style-name="P17">R$ 200.000,00</text:p>
          </table:table-cell>
          <table:table-cell table:style-name="Tabela3.E2" office:value-type="currency" office:currency="BRL" office:value="140000">
            <text:p text:style-name="P17">R$ 140.000,00</text:p>
          </table:table-cell>
        </table:table-row>
        <table:table-row table:style-name="Tabela3.1">
          <table:table-cell table:style-name="Tabela3.A2" office:value-type="string">
            <text:p text:style-name="P17">2</text:p>
          </table:table-cell>
          <table:table-cell table:style-name="Tabela3.A2" office:value-type="string">
            <text:p text:style-name="P17">Interesse de terceiros no sistema</text:p>
          </table:table-cell>
          <table:table-cell table:style-name="Tabela3.A2" office:value-type="string">
            <text:p text:style-name="P17"><text:span text:style-name="T9">7</text:span>0%</text:p>
          </table:table-cell>
          <table:table-cell table:style-name="Tabela3.D2" office:value-type="currency" office:currency="BRL" office:value="200000">
            <text:p text:style-name="P17">R$ 200.000,00</text:p>
          </table:table-cell>
          <table:table-cell table:style-name="Tabela3.E2" office:value-type="currency" office:currency="BRL" office:value="140000">
            <text:p text:style-name="P17">R$ 140.000,00</text:p>
          </table:table-cell>
        </table:table-row>
        <table:table-row table:style-name="Tabela3.1">
          <table:table-cell table:style-name="Tabela3.A2" office:value-type="string">
            <text:p text:style-name="P17">3</text:p>
          </table:table-cell>
          <table:table-cell table:style-name="Tabela3.A2" office:value-type="string">
            <text:p text:style-name="P17">Insatisfação do cliente por falta de cobertura dos requisitos</text:p>
          </table:table-cell>
          <table:table-cell table:style-name="Tabela3.A2" office:value-type="string">
            <text:p text:style-name="P17"><text:span text:style-name="T9">5</text:span>0%</text:p>
          </table:table-cell>
          <table:table-cell table:style-name="Tabela3.D2" office:value-type="currency" office:currency="BRL" office:value="200000">
            <text:p text:style-name="P17">R$ 200.000,00</text:p>
          </table:table-cell>
          <table:table-cell table:style-name="Tabela3.E2" office:value-type="currency" office:currency="BRL" office:value="100000">
            <text:p text:style-name="P17">R$ 100.000,00</text:p>
          </table:table-cell>
        </table:table-row>
        <table:table-row table:style-name="Tabela3.1">
          <table:table-cell table:style-name="Tabela3.A2" office:value-type="string">
            <text:p text:style-name="P18">4</text:p>
          </table:table-cell>
          <table:table-cell table:style-name="Tabela3.A2" office:value-type="string">
            <text:p text:style-name="P17">Vulnerabilidades nas tecnologias escolhidas</text:p>
          </table:table-cell>
          <table:table-cell table:style-name="Tabela3.A2" office:value-type="string">
            <text:p text:style-name="P17">50%</text:p>
          </table:table-cell>
          <table:table-cell table:style-name="Tabela3.D2" office:value-type="currency" office:currency="BRL" office:value="200000">
            <text:p text:style-name="P17">R$ 200.000,00</text:p>
          </table:table-cell>
          <table:table-cell table:style-name="Tabela3.E2" office:value-type="currency" office:currency="BRL" office:value="100000">
            <text:p text:style-name="P17">R$ 100.000,00</text:p>
          </table:table-cell>
        </table:table-row>
        <table:table-row table:style-name="Tabela3.1">
          <table:table-cell table:style-name="Tabela3.A2" office:value-type="string">
            <text:p text:style-name="P17">5</text:p>
          </table:table-cell>
          <table:table-cell table:style-name="Tabela3.A2" office:value-type="string">
            <text:p text:style-name="P17">Afastamento de funcionários</text:p>
          </table:table-cell>
          <table:table-cell table:style-name="Tabela3.A2" office:value-type="string">
            <text:p text:style-name="P17"><text:span text:style-name="T9">5</text:span>0%</text:p>
          </table:table-cell>
          <table:table-cell table:style-name="Tabela3.D2" office:value-type="currency" office:currency="BRL" office:value="75000">
            <text:p text:style-name="P17">R$ 75.000,00</text:p>
          </table:table-cell>
          <table:table-cell table:style-name="Tabela3.E2" office:value-type="currency" office:currency="BRL" office:value="37500">
            <text:p text:style-name="P17">R$ 37.500,00</text:p>
          </table:table-cell>
        </table:table-row>
        <table:table-row table:style-name="Tabela3.1">
          <table:table-cell table:style-name="Tabela3.A2" office:value-type="string">
            <text:p text:style-name="P17">6</text:p>
          </table:table-cell>
          <table:table-cell table:style-name="Tabela3.A2" office:value-type="string">
            <text:p text:style-name="P17">Problemas de infraestrutura</text:p>
          </table:table-cell>
          <table:table-cell table:style-name="Tabela3.A2" office:value-type="string">
            <text:p text:style-name="P17">10%</text:p>
          </table:table-cell>
          <table:table-cell table:style-name="Tabela3.D2" office:value-type="currency" office:currency="BRL" office:value="15000">
            <text:p text:style-name="P17">R$ 15.000,00</text:p>
          </table:table-cell>
          <table:table-cell table:style-name="Tabela3.E2" office:value-type="currency" office:currency="BRL" office:value="1500">
            <text:p text:style-name="P4">R$ 1.500,00</text:p>
          </table:table-cell>
        </table:table-row>
      </table:table>
      <text:h text:style-name="Heading_20_1" text:outline-level="1">Planejamento d<text:span text:style-name="T10">as </text:span>Resposta<text:span text:style-name="T10">s</text:span></text:h>
      <text:h text:style-name="Heading_20_2" text:outline-level="2">Riscos de Prioridade Crítica/Alta</text:h>
      <table:table table:name="Tabela4" table:style-name="Tabela4" table:template-name="Default Style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4">Risco (Prioridade)</text:p>
          </table:table-cell>
          <table:table-cell table:style-name="Tabela4.A1" office:value-type="string">
            <text:p text:style-name="P4">VME</text:p>
          </table:table-cell>
          <table:table-cell table:style-name="Tabela4.A1" office:value-type="string">
            <text:p text:style-name="P4">Estratégia de Resposta</text:p>
          </table:table-cell>
          <table:table-cell table:style-name="Tabela4.D1" office:value-type="string">
            <text:p text:style-name="P4">Responsável</text:p>
          </table:table-cell>
        </table:table-row>
        <table:table-row table:style-name="Tabela4.1">
          <table:table-cell table:style-name="Tabela4.A2" office:value-type="string">
            <text:p text:style-name="P10"><text:span text:style-name="T11">3</text:span>. Insatisfação do cliente por falta de cobertura dos requisitos</text:p>
          </table:table-cell>
          <table:table-cell table:style-name="Tabela4.B2" office:value-type="currency" office:currency="BRL" office:value="100000">
            <text:p text:style-name="P4">R$ 1<text:span text:style-name="T11">0</text:span>0.000,00</text:p>
          </table:table-cell>
          <table:table-cell table:style-name="Tabela4.A2" office:value-type="string">
            <text:p text:style-name="P4">Mitigar</text:p>
          </table:table-cell>
          <table:table-cell table:style-name="Tabela4.D2" office:value-type="string">
            <text:p text:style-name="P4">Gerente de Projetos</text:p>
          </table:table-cell>
        </table:table-row>
      </table:table>
      <text:h text:style-name="Heading_20_3" text:outline-level="3">Ações de Resposta</text:h>
      <text:list text:style-name="L3">
        <text:list-item>
          <text:p text:style-name="P19"><text:span text:style-name="T8">Prototipação Rápida</text:span>: Antes de iniciar o desenvolvimento de uma funcionalidade complexa, criar um protótipo navegável (usando ferramentas como Figma) para validação visual e funcional com o cliente. </text:p>
        </text:list-item>
        <text:list-item>
          <text:p text:style-name="P19"><text:span text:style-name="T8">Ciclos Curtos de Feedback</text:span>: Implementar sprints de 1 semana, com uma cerimônia de Sprint Review obrigatória ao final de cada ciclo para apresentar o incremento e obter feedback formal.</text:p>
        </text:list-item>
        <text:list-item>
          <text:p text:style-name="P19"><text:span text:style-name="T8">Critérios de Aceite Claros</text:span>: Não iniciar nenhuma tarefa sem que seus critérios de aceite estejam claramente definidos e validados pelo Product Owner (PO) ou pelo cliente.</text:p>
        </text:list-item>
        <text:list-item>
          <text:p text:style-name="P19"><text:span text:style-name="T8">Gerenciamento de Mudanças</text:span>: Formalizar todo e qualquer pedido de alteração de escopo, analisando seu impacto no prazo e custo antes da aprovação.</text:p>
        </text:list-item>
      </text:list>
      <text:h text:style-name="P20" text:outline-level="4">Gatilho/Indicador</text:h>
      <text:list text:style-name="L4">
        <text:list-item>
          <text:p text:style-name="P21">Pedidos de alteração frequentes em funcionalidades já entregues.</text:p>
        </text:list-item>
        <text:list-item>
          <text:p text:style-name="P21">Feedback negativo recorrente nas Sprint Reviews.</text:p>
        </text:list-item>
        <text:list-item>
          <text:p text:style-name="P21">Cliente demonstra dificuldade em descrever o que espera.</text:p>
        </text:list-item>
      </text:list>
      <table:table table:name="Tabela5" table:style-name="Tabela5" table:template-name="Default Style">
        <table:table-column table:style-name="Tabela5.A"/>
        <table:table-column table:style-name="Tabela5.B"/>
        <table:table-column table:style-name="Tabela5.C"/>
        <table:table-column table:style-name="Tabela5.D"/>
        <text:soft-page-break/>
        <table:table-row table:style-name="Tabela5.1">
          <table:table-cell table:style-name="Tabela5.A1" office:value-type="string">
            <text:p text:style-name="P4">Risco (Prioridade)</text:p>
          </table:table-cell>
          <table:table-cell table:style-name="Tabela5.A1" office:value-type="string">
            <text:p text:style-name="P4">VME</text:p>
          </table:table-cell>
          <table:table-cell table:style-name="Tabela5.A1" office:value-type="string">
            <text:p text:style-name="P4">Estratégia de Resposta</text:p>
          </table:table-cell>
          <table:table-cell table:style-name="Tabela5.D1" office:value-type="string">
            <text:p text:style-name="P4">Responsável</text:p>
          </table:table-cell>
        </table:table-row>
        <table:table-row table:style-name="Tabela5.2">
          <table:table-cell table:style-name="Tabela5.A2" office:value-type="string">
            <text:p text:style-name="P4"><text:span text:style-name="T11">4</text:span>. Vulnerabilidades nas tecnologias escolhidas</text:p>
          </table:table-cell>
          <table:table-cell table:style-name="Tabela5.B2" office:value-type="currency" office:currency="BRL" office:value="100000">
            <text:p text:style-name="P4">R$ 100.000,00</text:p>
          </table:table-cell>
          <table:table-cell table:style-name="Tabela5.A2" office:value-type="string">
            <text:p text:style-name="P22">Evitar</text:p>
          </table:table-cell>
          <table:table-cell table:style-name="Tabela5.D2" office:value-type="string">
            <text:p text:style-name="P22">De<text:span text:style-name="T11">s</text:span>envolvedores, Analistas</text:p>
          </table:table-cell>
        </table:table-row>
        <table:table-row table:style-name="Tabela5.1">
          <table:table-cell table:style-name="Tabela5.A2" office:value-type="string">
            <text:p text:style-name="P4"><text:s/></text:p>
          </table:table-cell>
          <table:table-cell table:style-name="Tabela5.B2">
            <text:p text:style-name="P4"/>
          </table:table-cell>
          <table:table-cell table:style-name="Tabela5.A2" office:value-type="string">
            <text:p text:style-name="P22"/>
          </table:table-cell>
          <table:table-cell table:style-name="Tabela5.D3" office:value-type="string">
            <text:p text:style-name="P22"/>
          </table:table-cell>
        </table:table-row>
      </table:table>
      <text:h text:style-name="Heading_20_3" text:outline-level="3">Ações de Resposta</text:h>
      <text:list text:style-name="L5">
        <text:list-item>
          <text:p text:style-name="P23"><text:span text:style-name="T12">Análise Estática de Código (SAST):</text:span> Integrar uma ferramenta de SAST (ex: SonarQube, Snyk) ao pipeline de integração contínua (CI) para identificar vulnerabilidades automaticamente a cada novo <text:span text:style-name="T13">commit</text:span>.</text:p>
        </text:list-item>
        <text:list-item>
          <text:p text:style-name="P23"><text:span text:style-name="T12">Revisão de Código (Code Review):</text:span> Tornar o processo de <text:span text:style-name="T13">Pull Request</text:span> com revisão por pares obrigatório para 100% do código que será integrado à base principal.</text:p>
        </text:list-item>
        <text:list-item>
          <text:p text:style-name="P23"><text:span text:style-name="T12">Testes de Segurança:</text:span> Alocar tempo no final do projeto (ex: última semana) para a realização de testes de penetração básicos nos pontos mais críticos do sistema.</text:p>
        </text:list-item>
        <text:list-item>
          <text:p text:style-name="P23"><text:span text:style-name="T12">Bibliotecas Confiáveis:</text:span> Manter uma política de utilizar apenas bibliotecas e frameworks com suporte ativo da comunidade e sem vulnerabilidades conhecidas.</text:p>
        </text:list-item>
      </text:list>
      <text:h text:style-name="Heading_20_4" text:outline-level="4">Gatilho/Indicador</text:h>
      <text:list text:style-name="L6">
        <text:list-item>
          <text:p text:style-name="P24">Aumento no número de vulnerabilidades críticas apontadas pela ferramenta de SAST.</text:p>
        </text:list-item>
        <text:list-item>
          <text:p text:style-name="P24">Descoberta de uma falha de segurança durante os testes de QA.</text:p>
        </text:list-item>
        <text:list-item>
          <text:p text:style-name="P24">Publicação de uma vulnerabilidade grave (CVE) em uma dependência do projeto.</text:p>
        </text:list-item>
      </text:list>
      <text:h text:style-name="Heading_20_2" text:outline-level="2">Riscos de Prioridade Média</text:h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 table:style-name="Tabela6.1">
          <table:table-cell table:style-name="Tabela6.A1" office:value-type="string">
            <text:p text:style-name="P25">Risco (Prioridade)</text:p>
          </table:table-cell>
          <table:table-cell table:style-name="Tabela6.A1" office:value-type="string">
            <text:p text:style-name="P25">VME</text:p>
          </table:table-cell>
          <table:table-cell table:style-name="Tabela6.A1" office:value-type="string">
            <text:p text:style-name="P25">Estratégia de Resposta</text:p>
          </table:table-cell>
          <table:table-cell table:style-name="Tabela6.A1" office:value-type="string">
            <text:p text:style-name="P25">Responsável</text:p>
          </table:table-cell>
        </table:table-row>
        <table:table-row table:style-name="Tabela6.1">
          <table:table-cell table:style-name="Tabela6.A1" office:value-type="string">
            <text:p text:style-name="P26"><text:span text:style-name="T11">1</text:span>. Saída do cliente do ramo</text:p>
          </table:table-cell>
          <table:table-cell table:style-name="Tabela6.A1" office:value-type="string">
            <text:p text:style-name="Table_20_Contents">R$ <text:span text:style-name="T11">140</text:span>.000,00</text:p>
          </table:table-cell>
          <table:table-cell table:style-name="Tabela6.A1" office:value-type="string">
            <text:p text:style-name="P26">Transferir / Aceitar (Ativo)</text:p>
          </table:table-cell>
          <table:table-cell table:style-name="Tabela6.A1" office:value-type="string">
            <text:p text:style-name="P27">Gerente de Projeto</text:p>
          </table:table-cell>
        </table:table-row>
      </table:table>
      <text:h text:style-name="Heading_20_3" text:outline-level="3">Ações de Resposta</text:h>
      <text:list text:style-name="L7">
        <text:list-item>
          <text:p text:style-name="P28"><text:span text:style-name="T12">Cláusulas Contratuais (Transferir):</text:span> Garantir que o contrato inclua cláusulas de pagamento por entregas parciais (marcos) e uma multa por rescisão antecipada que cubra os custos incorridos até o momento.</text:p>
        </text:list-item>
        <text:list-item>
          <text:p text:style-name="P28"><text:span text:style-name="T12">Monitoramento (Aceitar):</text:span> Acompanhar notícias e indicadores de mercado sobre a saúde financeira do cliente e seu setor de atuação.</text:p>
        </text:list-item>
      </text:list>
      <text:h text:style-name="Heading_20_4" text:outline-level="4">Gatilho/Indicador</text:h>
      <text:list text:style-name="L8">
        <text:list-item>
          <text:p text:style-name="P29">Atrasos recorrentes nos pagamentos.</text:p>
        </text:list-item>
        <text:list-item>
          <text:p text:style-name="P29">Notícias negativas sobre o mercado de atuação do cliente.</text:p>
        </text:list-item>
        <text:list-item>
          <text:p text:style-name="P29">Comunicação do cliente sobre reestruturação interna.</text:p>
        </text:list-item>
      </text:list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row table:style-name="Tabela7.1">
          <table:table-cell table:style-name="Tabela7.A1" office:value-type="string">
            <text:p text:style-name="P30">Risco (Prioridade)</text:p>
          </table:table-cell>
          <table:table-cell table:style-name="Tabela7.A1" office:value-type="string">
            <text:p text:style-name="P30">VME</text:p>
          </table:table-cell>
          <table:table-cell table:style-name="Tabela7.A1" office:value-type="string">
            <text:p text:style-name="P30">Estratégia de Resposta</text:p>
          </table:table-cell>
          <table:table-cell table:style-name="Tabela7.A1" office:value-type="string">
            <text:p text:style-name="P30">Responsável</text:p>
          </table:table-cell>
        </table:table-row>
        <table:table-row table:style-name="Tabela7.1">
          <table:table-cell table:style-name="Tabela7.A1" office:value-type="string">
            <text:p text:style-name="P31">3. Interesse de terceiros no sistema</text:p>
          </table:table-cell>
          <table:table-cell table:style-name="Tabela7.A1" office:value-type="string">
            <text:p text:style-name="P32">R$ <text:span text:style-name="T11">10</text:span>0.000,00</text:p>
          </table:table-cell>
          <table:table-cell table:style-name="Tabela7.A1" office:value-type="string">
            <text:p text:style-name="P31">Mitigar / Transferir</text:p>
          </table:table-cell>
          <table:table-cell table:style-name="Tabela7.A1" office:value-type="string">
            <text:p text:style-name="P27">Gerente de Projeto</text:p>
          </table:table-cell>
        </table:table-row>
      </table:table>
      <text:h text:style-name="Heading_20_3" text:outline-level="3"><text:soft-page-break/>Ações de Resposta</text:h>
      <text:list text:style-name="L9">
        <text:list-item>
          <text:p text:style-name="P33"><text:span text:style-name="T12">Boas Práticas de Segurança (Mitigar):</text:span> Implementar controles de acesso robustos (RBAC), criptografia para dados sensíveis (em trânsito e em repouso) e logs de auditoria.</text:p>
        </text:list-item>
        <text:list-item>
          <text:p text:style-name="P33"><text:span text:style-name="T12">Acordo de Confidencialidade (Transferir):</text:span> Firmar um Acordo de Não Divulgação (NDA) com todos os membros da equipe e com o cliente, estabelecendo responsabilidades legais sobre o sigilo das informações.</text:p>
        </text:list-item>
      </text:list>
      <text:h text:style-name="Heading_20_4" text:outline-level="4">Gatilhos/Indicador</text:h>
      <text:list text:style-name="L10">
        <text:list-item>
          <text:p text:style-name="P34">Logs do sistema indicando tentativas de acesso não autorizado. - Vazamento de informações sobre o projeto.</text:p>
        </text:list-item>
      </text:list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 table:style-name="Tabela8.1">
          <table:table-cell table:style-name="Tabela8.A1" office:value-type="string">
            <text:p text:style-name="P30">Risco (Prioridade)</text:p>
          </table:table-cell>
          <table:table-cell table:style-name="Tabela8.A1" office:value-type="string">
            <text:p text:style-name="P30">VME</text:p>
          </table:table-cell>
          <table:table-cell table:style-name="Tabela8.A1" office:value-type="string">
            <text:p text:style-name="P30">Estratégia de Resposta</text:p>
          </table:table-cell>
          <table:table-cell table:style-name="Tabela8.A1" office:value-type="string">
            <text:p text:style-name="P30">Responsável</text:p>
          </table:table-cell>
        </table:table-row>
        <table:table-row table:style-name="Tabela8.1">
          <table:table-cell table:style-name="Tabela8.A1" office:value-type="string">
            <text:p text:style-name="P31">5. Afastamento de funcionários</text:p>
          </table:table-cell>
          <table:table-cell table:style-name="Tabela8.A1" office:value-type="string">
            <text:p text:style-name="P32">R$ <text:span text:style-name="T11">3</text:span>7.500,00</text:p>
          </table:table-cell>
          <table:table-cell table:style-name="Tabela8.A1" office:value-type="string">
            <text:p text:style-name="P31">Mitigar</text:p>
          </table:table-cell>
          <table:table-cell table:style-name="Tabela8.A1" office:value-type="string">
            <text:p text:style-name="P27">Gerente de Projeto</text:p>
          </table:table-cell>
        </table:table-row>
      </table:table>
      <text:h text:style-name="Heading_20_3" text:outline-level="3">Ações de Resposta</text:h>
      <text:list text:style-name="L11">
        <text:list-item>
          <text:p text:style-name="P35"><text:span text:style-name="T12">Documentação e Conhecimento Compartilhado:</text:span> Incentivar a documentação contínua e a prática de programação em par em tarefas críticas para evitar que o conhecimento fique centralizado em uma única pessoa.</text:p>
        </text:list-item>
        <text:list-item>
          <text:p text:style-name="P35"><text:span text:style-name="T12">Mapeamento de Sucessão:</text:span> Identificar os membros-chave e garantir que pelo menos mais uma pessoa tenha conhecimento básico sobre suas responsabilidades.</text:p>
        </text:list-item>
      </text:list>
      <text:h text:style-name="Heading_20_4" text:outline-level="4">Gatilho/Indicador</text:h>
      <text:list text:style-name="L12">
        <text:list-item>
          <text:p text:style-name="P36">Sinais claros de desmotivação de um membro da equipe.</text:p>
        </text:list-item>
        <text:list-item>
          <text:p text:style-name="P36">Comunicação de um membro sobre participação em outros processos seletivos.</text:p>
        </text:list-item>
      </text:list>
      <text:h text:style-name="Heading_20_2" text:outline-level="2">Risco de Prioridade Baixa</text:h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row table:style-name="Tabela9.1">
          <table:table-cell table:style-name="Tabela9.A1" office:value-type="string">
            <text:p text:style-name="P37">Risco (Prioridade)</text:p>
          </table:table-cell>
          <table:table-cell table:style-name="Tabela9.A1" office:value-type="string">
            <text:p text:style-name="P37">VME</text:p>
          </table:table-cell>
          <table:table-cell table:style-name="Tabela9.A1" office:value-type="string">
            <text:p text:style-name="P37">Estratégia de Resposta</text:p>
          </table:table-cell>
          <table:table-cell table:style-name="Tabela9.A1" office:value-type="string">
            <text:p text:style-name="P37">Responsável</text:p>
          </table:table-cell>
        </table:table-row>
        <table:table-row table:style-name="Tabela9.2">
          <table:table-cell table:style-name="Tabela9.A1" office:value-type="string">
            <text:p text:style-name="P38">6. Problemas de infraestrutura</text:p>
          </table:table-cell>
          <table:table-cell table:style-name="Tabela9.A1" office:value-type="string">
            <text:p text:style-name="P39">R$ <text:span text:style-name="T14">1</text:span>.500,00</text:p>
          </table:table-cell>
          <table:table-cell table:style-name="Tabela9.A1" office:value-type="string">
            <text:p text:style-name="P38">Aceitar (Ativo)</text:p>
          </table:table-cell>
          <table:table-cell table:style-name="Tabela9.A1" office:value-type="string">
            <text:p text:style-name="P40">Gerente de Projeto</text:p>
          </table:table-cell>
        </table:table-row>
      </table:table>
      <text:h text:style-name="Heading_20_3" text:outline-level="3">Ações de Respostas</text:h>
      <text:list text:style-name="L13">
        <text:list-item>
          <text:p text:style-name="P41"><text:span text:style-name="T12">Plano de Contingência de Trabalho Remoto:</text:span> Ter uma política clara para que a equipe possa trabalhar de casa imediatamente em caso de problemas no escritório.</text:p>
        </text:list-item>
        <text:list-item>
          <text:p text:style-name="P41"><text:span text:style-name="T12">Infraestrutura em Nuvem:</text:span> Garantir que todo o ambiente de desenvolvimento, repositório de código (Git) e comunicação esteja baseado em nuvem, acessível de qualquer local.</text:p>
        </text:list-item>
      </text:list>
      <text:h text:style-name="Heading_20_4" text:outline-level="4">Gatilho/Indicador</text:h>
      <text:list text:style-name="L14">
        <text:list-item>
          <text:p text:style-name="P42">Aviso da concessionária de energia sobre manutenção programada.</text:p>
        </text:list-item>
        <text:list-item>
          <text:p text:style-name="P42">Previsão de eventos climáticos severos que possam afetar a infraestrutura local.</text:p>
        </text:list-item>
      </text:list>
      <text:h text:style-name="Heading_20_2" text:outline-level="2">Gestão da Reserva de Contingência</text:h>
      <text:p text:style-name="P43">A análise quantitativa indicou uma exposição total de <text:span text:style-name="T8">R$ 289.000,00</text:span>, valor superior ao orçamento. A soma dos VMEs dos dois principais riscos é de <text:span text:style-name="T8">R$ 240.000,00</text:span>.</text:p>
      <text:p text:style-name="P43"><text:soft-page-break/></text:p>
      <text:p text:style-name="P43"><text:span text:style-name="T8">Ação</text:span>: É fundamental apresentar esta análise aos patrocinadores do projeto e negociar a criação de uma reserva de contingência de, no mínimo, <text:span text:style-name="T8">R$ 62.500,00</text:span> (<text:span text:style-name="T15">25%</text:span> do orçamento).</text:p>
      <text:p text:style-name="P43"><text:span text:style-name="T8">Justificativa</text:span>: Esta reserva não é um custo adicional, mas sim um valor provisionado para ser utilizado na execução das ações de resposta caso um dos riscos se materialize, garantindo que o projeto possa absorver o impacto sem fracassa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6T17:47:41.263998782</meta:creation-date>
    <dc:date>2025-10-17T01:43:37.266126610</dc:date>
    <meta:editing-duration>P3DT12H56M45S</meta:editing-duration>
    <meta:editing-cycles>8</meta:editing-cycles>
    <meta:generator>LibreOffice/25.2.6.2$Linux_X86_64 LibreOffice_project/520$Build-2</meta:generator>
    <meta:print-date>2025-10-17T01:43:52.693779297</meta:print-date>
    <meta:printed-by>Arquivos PDF</meta:printed-by>
    <meta:document-statistic meta:table-count="9" meta:image-count="0" meta:object-count="0" meta:page-count="6" meta:paragraph-count="177" meta:word-count="1439" meta:character-count="9615" meta:non-whitespace-character-count="8380"/>
  </office:meta>
</office:document-meta>
</file>